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E0000004EC3CD7BD7E2D9BD78.png" manifest:media-type="image/png"/>
  <manifest:file-entry manifest:full-path="Pictures/100002010000006000000060ECC1BBC57260D5E2.png" manifest:media-type="image/png"/>
  <manifest:file-entry manifest:full-path="Pictures/1000020100000060000000601944256A526C95C4.png" manifest:media-type="image/png"/>
  <manifest:file-entry manifest:full-path="Pictures/100002010000004F0000004FA97D5684702E5705.png" manifest:media-type="image/png"/>
  <manifest:file-entry manifest:full-path="Pictures/100002010000003C0000003C1477EBD242467B71.png" manifest:media-type="image/png"/>
  <manifest:file-entry manifest:full-path="Pictures/1000020100000060000000605D574BDBA5BC5037.png" manifest:media-type="image/png"/>
  <manifest:file-entry manifest:full-path="Pictures/10000201000000640000006486943C815DC3F90C.png" manifest:media-type="image/png"/>
  <manifest:file-entry manifest:full-path="Pictures/100002010000004E0000004EDD095B454AE04506.png" manifest:media-type="image/png"/>
  <manifest:file-entry manifest:full-path="Pictures/100002010000006000000060D5C7F1C159308D1F.png" manifest:media-type="image/png"/>
  <manifest:file-entry manifest:full-path="Pictures/100002010000006000000060EEC25DA293DDD684.png" manifest:media-type="image/png"/>
  <manifest:file-entry manifest:full-path="Pictures/100002010000006400000064BE90717266E8FEB0.png" manifest:media-type="image/png"/>
  <manifest:file-entry manifest:full-path="Pictures/10000201000000D6000000E60FA1C59F01B66F46.png" manifest:media-type="image/png"/>
  <manifest:file-entry manifest:full-path="Pictures/100002010000005000000050ADB6951FB4E9953A.png" manifest:media-type="image/png"/>
  <manifest:file-entry manifest:full-path="Pictures/100002010000004F0000004F77C0488B2C32B0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ans Glagolitic" svg:font-family="'Noto Sans Glagolitic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Ultrafine_20_Dashe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2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5.5cm" svg:x2="26.5cm" svg:y2="5.5cm">
            <text:p/>
          </draw:line>
          <draw:line draw:style-name="gr2" draw:text-style-name="P1" draw:layer="layout" svg:x1="3cm" svg:y1="5.5cm" svg:x2="3cm" svg:y2="5.25cm">
            <text:p/>
          </draw:line>
          <draw:line draw:style-name="gr2" draw:text-style-name="P1" draw:layer="layout" svg:x1="5cm" svg:y1="5.5cm" svg:x2="5cm" svg:y2="5.25cm">
            <text:p/>
          </draw:line>
          <draw:line draw:style-name="gr2" draw:text-style-name="P1" draw:layer="layout" svg:x1="7cm" svg:y1="5.5cm" svg:x2="7cm" svg:y2="5.25cm">
            <text:p/>
          </draw:line>
          <draw:line draw:style-name="gr2" draw:text-style-name="P1" draw:layer="layout" svg:x1="9cm" svg:y1="5.5cm" svg:x2="9cm" svg:y2="5.25cm">
            <text:p/>
          </draw:line>
          <draw:line draw:style-name="gr2" draw:text-style-name="P1" draw:layer="layout" svg:x1="11cm" svg:y1="5.5cm" svg:x2="11cm" svg:y2="5.25cm">
            <text:p/>
          </draw:line>
          <draw:line draw:style-name="gr2" draw:text-style-name="P1" draw:layer="layout" svg:x1="13cm" svg:y1="5.5cm" svg:x2="13cm" svg:y2="5.25cm">
            <text:p/>
          </draw:line>
          <draw:line draw:style-name="gr2" draw:text-style-name="P1" draw:layer="layout" svg:x1="15cm" svg:y1="5.5cm" svg:x2="15cm" svg:y2="5.25cm">
            <text:p/>
          </draw:line>
          <draw:line draw:style-name="gr2" draw:text-style-name="P1" draw:layer="layout" svg:x1="17cm" svg:y1="5.5cm" svg:x2="17cm" svg:y2="5.25cm">
            <text:p/>
          </draw:line>
          <draw:line draw:style-name="gr2" draw:text-style-name="P1" draw:layer="layout" svg:x1="19cm" svg:y1="5.5cm" svg:x2="19cm" svg:y2="5.25cm">
            <text:p/>
          </draw:line>
          <draw:line draw:style-name="gr2" draw:text-style-name="P1" draw:layer="layout" svg:x1="21cm" svg:y1="5.5cm" svg:x2="21cm" svg:y2="5.25cm">
            <text:p/>
          </draw:line>
          <draw:line draw:style-name="gr2" draw:text-style-name="P1" draw:layer="layout" svg:x1="25cm" svg:y1="5.5cm" svg:x2="25cm" svg:y2="5.25cm">
            <text:p/>
          </draw:line>
          <draw:line draw:style-name="gr2" draw:text-style-name="P1" draw:layer="layout" svg:x1="23cm" svg:y1="5.5cm" svg:x2="23cm" svg:y2="5.25cm">
            <text:p/>
          </draw:line>
          <draw:line draw:style-name="gr3" draw:text-style-name="P1" draw:layer="layout" svg:x1="2cm" svg:y1="5.5cm" svg:x2="1cm" svg:y2="5.5cm">
            <text:p/>
          </draw:line>
        </draw:g>
        <draw:frame draw:style-name="gr4" draw:text-style-name="P3" draw:layer="layout" svg:width="25.2cm" svg:height="2.62cm" svg:x="1.4cm" svg:y="0.63cm">
          <draw:text-box>
            <text:p text:style-name="P2"><text:span text:style-name="T1">History and Timeline</text:span></text:p>
          </draw:text-box>
        </draw:frame>
        <draw:frame draw:style-name="gr5" draw:text-style-name="P4" draw:layer="layout" svg:width="0.25cm" svg:height="1.115cm" svg:x="3cm" svg:y="2cm">
          <draw:text-box>
            <text:p/>
          </draw:text-box>
        </draw:frame>
        <draw:g>
          <draw:frame draw:style-name="gr6" draw:text-style-name="P4" draw:layer="layout" svg:width="1.5cm" svg:height="0.827cm" draw:transform="rotate (1.5707963267949) translate (2.57cm 5.344cm)">
            <draw:text-box>
              <text:p><text:span text:style-name="T2">1972</text:span></text:p>
            </draw:text-box>
          </draw:frame>
          <draw:frame draw:style-name="gr6" draw:text-style-name="P4" draw:layer="layout" svg:width="1.5cm" svg:height="0.827cm" draw:transform="rotate (1.5707963267949) translate (4.571cm 5.344cm)">
            <draw:text-box>
              <text:p><text:span text:style-name="T2">1974</text:span></text:p>
            </draw:text-box>
          </draw:frame>
          <draw:frame draw:style-name="gr6" draw:text-style-name="P4" draw:layer="layout" svg:width="1.5cm" svg:height="0.827cm" draw:transform="rotate (1.5707963267949) translate (6.572cm 5.344cm)">
            <draw:text-box>
              <text:p><text:span text:style-name="T2">1984</text:span></text:p>
            </draw:text-box>
          </draw:frame>
          <draw:frame draw:style-name="gr6" draw:text-style-name="P4" draw:layer="layout" svg:width="1.5cm" svg:height="0.827cm" draw:transform="rotate (1.5707963267949) translate (8.573cm 5.344cm)">
            <draw:text-box>
              <text:p><text:span text:style-name="T2">1985</text:span></text:p>
            </draw:text-box>
          </draw:frame>
          <draw:frame draw:style-name="gr6" draw:text-style-name="P4" draw:layer="layout" svg:width="1.5cm" svg:height="0.827cm" draw:transform="rotate (1.5707963267949) translate (10.574cm 5.344cm)">
            <draw:text-box>
              <text:p><text:span text:style-name="T2">1991</text:span></text:p>
            </draw:text-box>
          </draw:frame>
          <draw:frame draw:style-name="gr6" draw:text-style-name="P4" draw:layer="layout" svg:width="1.5cm" svg:height="0.827cm" draw:transform="rotate (1.5707963267949) translate (12.575cm 5.344cm)">
            <draw:text-box>
              <text:p><text:span text:style-name="T2">1995</text:span></text:p>
            </draw:text-box>
          </draw:frame>
          <draw:frame draw:style-name="gr6" draw:text-style-name="P4" draw:layer="layout" svg:width="1.5cm" svg:height="0.827cm" draw:transform="rotate (1.5707963267949) translate (14.576cm 5.344cm)">
            <draw:text-box>
              <text:p><text:span text:style-name="T2">2000</text:span></text:p>
            </draw:text-box>
          </draw:frame>
          <draw:frame draw:style-name="gr6" draw:text-style-name="P4" draw:layer="layout" svg:width="1.5cm" svg:height="0.827cm" draw:transform="rotate (1.5707963267949) translate (16.577cm 5.344cm)">
            <draw:text-box>
              <text:p><text:span text:style-name="T2">2009</text:span></text:p>
            </draw:text-box>
          </draw:frame>
          <draw:frame draw:style-name="gr6" draw:text-style-name="P4" draw:layer="layout" svg:width="1.5cm" svg:height="0.827cm" draw:transform="rotate (1.5707963267949) translate (18.578cm 5.344cm)">
            <draw:text-box>
              <text:p><text:span text:style-name="T2">2010</text:span></text:p>
            </draw:text-box>
          </draw:frame>
          <draw:frame draw:style-name="gr6" draw:text-style-name="P4" draw:layer="layout" svg:width="1.5cm" svg:height="0.827cm" draw:transform="rotate (1.5707963267949) translate (20.579cm 5.344cm)">
            <draw:text-box>
              <text:p><text:span text:style-name="T2">2011</text:span></text:p>
            </draw:text-box>
          </draw:frame>
          <draw:frame draw:style-name="gr6" draw:text-style-name="P4" draw:layer="layout" svg:width="1.5cm" svg:height="0.827cm" draw:transform="rotate (1.5707963267949) translate (22.58cm 5.344cm)">
            <draw:text-box>
              <text:p><text:span text:style-name="T2">2012</text:span></text:p>
            </draw:text-box>
          </draw:frame>
          <draw:frame draw:style-name="gr6" draw:text-style-name="P4" draw:layer="layout" svg:width="1.5cm" svg:height="0.827cm" draw:transform="rotate (1.5707963267949) translate (24.581cm 5.344cm)">
            <draw:text-box>
              <text:p><text:span text:style-name="T2">2014</text:span></text:p>
            </draw:text-box>
          </draw:frame>
        </draw:g>
        <draw:frame draw:style-name="gr7" draw:text-style-name="P5" draw:layer="layout" svg:width="2.033cm" svg:height="2.033cm" svg:x="1.967cm" svg:y="7.011cm">
          <draw:image xlink:href="Pictures/100002010000006000000060EEC25DA293DDD684.png" xlink:type="simple" xlink:show="embed" xlink:actuate="onLoad" draw:mime-type="image/png">
            <text:p/>
          </draw:image>
        </draw:frame>
        <draw:frame draw:style-name="gr7" draw:text-style-name="P5" draw:layer="layout" svg:width="1.929cm" svg:height="1.929cm" svg:x="4.026cm" svg:y="11.071cm">
          <draw:image xlink:href="Pictures/100002010000006000000060ECC1BBC57260D5E2.png" xlink:type="simple" xlink:show="embed" xlink:actuate="onLoad" draw:mime-type="image/png">
            <text:p/>
          </draw:image>
        </draw:frame>
        <draw:frame draw:style-name="gr7" draw:text-style-name="P5" draw:layer="layout" svg:width="1.967cm" svg:height="2cm" svg:x="6cm" svg:y="7cm">
          <draw:image xlink:href="Pictures/10000201000000D6000000E60FA1C59F01B66F46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8cm" svg:y="11cm">
          <draw:image xlink:href="Pictures/1000020100000060000000601944256A526C95C4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10cm" svg:y="7cm">
          <draw:image xlink:href="Pictures/100002010000003C0000003C1477EBD242467B71.png" xlink:type="simple" xlink:show="embed" xlink:actuate="onLoad" draw:mime-type="image/png">
            <text:p/>
          </draw:image>
        </draw:frame>
        <draw:frame draw:style-name="gr7" draw:text-style-name="P5" draw:layer="layout" svg:width="2.039cm" svg:height="2.039cm" svg:x="12.011cm" svg:y="8.961cm">
          <draw:image xlink:href="Pictures/1000020100000060000000605D574BDBA5BC5037.png" xlink:type="simple" xlink:show="embed" xlink:actuate="onLoad" draw:mime-type="image/png">
            <text:p/>
          </draw:image>
        </draw:frame>
        <draw:frame draw:style-name="gr7" draw:text-style-name="P5" draw:layer="layout" svg:width="1.963cm" svg:height="1.963cm" svg:x="12.05cm" svg:y="11.037cm">
          <draw:image xlink:href="Pictures/10000201000000640000006486943C815DC3F90C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12cm" svg:y="13cm">
          <draw:image xlink:href="Pictures/100002010000006000000060D5C7F1C159308D1F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14cm" svg:y="7cm">
          <draw:image xlink:href="Pictures/100002010000006400000064BE90717266E8FEB0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16cm" svg:y="11cm">
          <draw:image xlink:href="Pictures/100002010000005000000050ADB6951FB4E9953A.png" xlink:type="simple" xlink:show="embed" xlink:actuate="onLoad" draw:mime-type="image/png">
            <text:p/>
          </draw:image>
        </draw:frame>
        <draw:frame draw:style-name="gr7" draw:text-style-name="P5" draw:layer="layout" svg:width="1.994cm" svg:height="1.994cm" svg:x="18.012cm" svg:y="7.006cm">
          <draw:image xlink:href="Pictures/100002010000004F0000004F77C0488B2C32B081.png" xlink:type="simple" xlink:show="embed" xlink:actuate="onLoad" draw:mime-type="image/png">
            <text:p/>
          </draw:image>
        </draw:frame>
        <draw:frame draw:style-name="gr7" draw:text-style-name="P5" draw:layer="layout" svg:width="1.75cm" svg:height="1.75cm" svg:x="20.1cm" svg:y="11.104cm">
          <draw:image xlink:href="Pictures/100002010000004F0000004FA97D5684702E5705.png" xlink:type="simple" xlink:show="embed" xlink:actuate="onLoad" draw:mime-type="image/png">
            <text:p/>
          </draw:image>
        </draw:frame>
        <draw:frame draw:style-name="gr7" draw:text-style-name="P5" draw:layer="layout" svg:width="1.812cm" svg:height="1.812cm" svg:x="22.188cm" svg:y="7.042cm">
          <draw:image xlink:href="Pictures/100002010000004E0000004EDD095B454AE04506.png" xlink:type="simple" xlink:show="embed" xlink:actuate="onLoad" draw:mime-type="image/png">
            <text:p/>
          </draw:image>
        </draw:frame>
        <draw:frame draw:style-name="gr7" draw:text-style-name="P5" draw:layer="layout" svg:width="2.062cm" svg:height="2.062cm" svg:x="23.984cm" svg:y="10.974cm">
          <draw:image xlink:href="Pictures/100002010000004E0000004EC3CD7BD7E2D9BD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ans Glagolitic" svg:font-family="'Noto Sans Glagolitic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IN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17:16:42.107905286</meta:creation-date>
    <dc:date>2021-10-24T20:18:58.613409323</dc:date>
    <meta:editing-duration>PT44S</meta:editing-duration>
    <meta:editing-cycles>2</meta:editing-cycles>
    <meta:generator>LibreOffice/7.1.6.2.0$Linux_X86_64 LibreOffice_project/10$Build-2</meta:generator>
    <meta:document-statistic meta:object-count="44"/>
  </office:meta>
</office:document-meta>
</file>